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32599754980798290"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4035480773542302942"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4804178793466340407"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4146470149924027859"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021601229224918086"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2435129617280485287"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8262295266818158100"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369963221110471122"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1642567" text:continue-list="list8262295266818158100"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298523148585268067"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648322"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653094"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1639433"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1625899"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643674"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7470042574819847566"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6190944491263003193"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823576104959710584"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1644608"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200341497730499602"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34006278632270311"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964024587995834382" text:style-name="L15">
        <text:list-item>
          <text:list>
            <text:list-header>
              <text:p text:style-name="P170">1.5 miles averaging about 9:40/mile and rest 1 min</text:p>
            </text:list-header>
          </text:list>
        </text:list-item>
      </text:list>
      <text:p text:style-name="P23">1 mile in 8:26 and rest 2 min</text:p>
      <text:list xml:id="list2974862072479621930"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656209237674681072"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1636966"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8248308348552944547"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918641848660940641"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2385685763472898079"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1644745" text:continue-list="list6918641848660940641" text:style-name="L19">
        <text:list-item>
          <text:list>
            <text:list-header>
              <text:p text:style-name="P174">(Pace*HR)=1240</text:p>
            </text:list-header>
          </text:list>
        </text:list-item>
      </text:list>
      <text:list xml:id="list41643153" text:continue-list="list8248308348552944547" text:style-name="L18">
        <text:list-item>
          <text:list>
            <text:list-header>
              <text:p text:style-name="P173">2 miles at 10:46/mile Ave HR= 121 bpm and rest a few minutes</text:p>
            </text:list-header>
          </text:list>
        </text:list-item>
      </text:list>
      <text:list xml:id="list41637796" text:continue-list="list41644745"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1633686"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272013683094259025"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465327278009555913"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554706866091240926"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4650698147398875861"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574571078432223549"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498107892138360314"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1645317"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1649010"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225858231476965716"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145605772556571780"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text:soft-page-break/>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751258537016741252" text:style-name="L29">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04T21:39:34.37</dc:date>
    <dc:creator>James Lombardi</dc:creator>
    <meta:editing-duration>P19DT32M20S</meta:editing-duration>
    <meta:editing-cycles>1480</meta:editing-cycles>
    <meta:generator>OpenOffice/4.1.2$Win32 OpenOffice.org_project/412m3$Build-9782</meta:generator>
    <meta:document-statistic meta:table-count="0" meta:image-count="9" meta:object-count="0" meta:page-count="156" meta:paragraph-count="4434" meta:word-count="48505" meta:character-count="249237"/>
  </office:meta>
</office:document-meta>
</file>